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1.oxt&#13;&#13;04.11.2018 22:21:38&#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1.oxt&#13;&#13;04.11.2018 22:21:4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1853419619471797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033152516022963132" text:style-name="L2">
        <text:list-item>
          <text:p text:style-name="P43">Version 2.1.2 :</text:p>
        </text:list-item>
      </text:list>
      <text:list xml:id="list5103700581987725989" text:style-name="L3">
        <text:list-item>
          <text:list>
            <text:list-item>
              <text:p text:style-name="P44">Localized help : resolved non-functional hyperlink due to API incompatibility introduced by Apache OpenOffice 4.1 (and LibreOffice 4.0).</text:p>
            </text:list-item>
          </text:list>
        </text:list-item>
      </text:list>
      <text:list xml:id="list42424431" text:continue-list="list4033152516022963132" text:style-name="L2">
        <text:list-item>
          <text:p text:style-name="P43">Version 2.1.1 :</text:p>
        </text:list-item>
      </text:list>
      <text:list xml:id="list2640889497771458233"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2396774" text:continue-list="list42424431" text:style-name="L2">
        <text:list-item>
          <text:p text:style-name="P43">Version 2.1.0 :</text:p>
        </text:list-item>
      </text:list>
      <text:list xml:id="list8571898283453692207"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2427694" text:continue-list="list42396774" text:style-name="L2">
        <text:list-item>
          <text:p text:style-name="P43">Version 2.0.0 :</text:p>
        </text:list-item>
      </text:list>
      <text:list xml:id="list2122953227566164991"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2408446" text:continue-list="list42427694" text:style-name="L2">
        <text:list-item>
          <text:p text:style-name="P43">Version 1.5.3 :</text:p>
        </text:list-item>
      </text:list>
      <text:list xml:id="list8006365800173429700"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4103382942795931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395375520343255281"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85166905054271752"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58395906693502700"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77854911957480391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0505013330802880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915911544438792750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326575273866977702"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7843667198854264"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501898006948015726" text:style-name="L17">
        <text:list-item>
          <text:p text:style-name="P58">Arg1 : <text:span text:style-name="InstructionMacro">String</text:span> : mandatory, type of control used for the button</text:p>
        </text:list-item>
      </text:list>
      <text:list xml:id="list449887188145738632"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20036283762083511"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73502077209595381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89315013150587196"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73175300354433089"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06949033501772583"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238805324751011460"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81230254632571001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57913974874843873"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8861866457903988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55672352409528917"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381562924943554188"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278226025758972003"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03368674509781556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7445890380876729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2124844734015091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6515538260170214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831510131558972823"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2775237592354541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7356666975482550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5026974419678301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4116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379926291751335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30166528675544619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97483912181008816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51</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53</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53</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53</dc:date><text:p>internal</text:p><text:p>Page2</text:p><text:p/></office:annotation>Paragraph styles</text:p>
      <text:p text:style-name="P27"><office:annotation><dc:creator>BM</dc:creator><dc:date>2008-03-13T00:00:00.53</dc:date><text:p>internal</text:p><text:p>Page7</text:p><text:p/></office:annotation>Hyperlinks</text:p>
      <text:p text:style-name="hlp_5f_paragraph"><text:span text:style-name="T14"><office:annotation><dc:creator>BM</dc:creator><dc:date>2008-03-13T00:00:00.53</dc:date><text:p>internal</text:p><text:p>Page3</text:p><text:p/></office:annotation></text:span><text:span text:style-name="T14">Text formatting</text:span></text:p>
      <text:p text:style-name="P27"><office:annotation><dc:creator>BM</dc:creator><dc:date>2008-03-26T00:00:00.53</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53</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53</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54</dc:date><text:p>external</text:p><text:p>text/swriter/main0210.xhp</text:p><text:p/></office:annotation><text:span text:style-name="T14">Preview topic</text:span> </text:p>
      <text:p text:style-name="hlp_5f_paragraph">This hyperlink displays <text:s/><office:annotation><dc:creator>BM</dc:creator><dc:date>2008-03-15T00:00:00.54</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411739" text:continue-list="list162775237592354541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402053" text:continue-list="list424116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54</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54</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54</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42417858" text:continue-list="list4241173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1")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funktioniert mit Chevrons)",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Deutsche Anführungszeichen zu Chevrons („, ‘“ → »› ‹«)", "de")
            endTitles
            setURL("Basic", "OOTyW", "QM_de_DE", "Chevrons")
		endCommand
		
		beginCommand
            beginTitles("Writer")
              setTitle("Chevrons to German style quotation marks (»› ‹« → „, ‘“)", "en")
              setTitle("Chevrons zu deutschen Anführungszei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funktioniert mit Chevrons)",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